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style:style style:name="P1" style:family="paragraph" style:parent-style-name="Standard_20_gauche">
      <style:text-properties officeooo:paragraph-rsid="00192a79"/>
    </style:style>
    <style:style style:name="P2" style:family="paragraph" style:parent-style-name="Standard_20_gauche">
      <style:text-properties officeooo:paragraph-rsid="001a97f7"/>
    </style:style>
    <style:style style:name="P3" style:family="paragraph" style:parent-style-name="Standard_20_gauche">
      <style:text-properties officeooo:paragraph-rsid="001eb537"/>
    </style:style>
    <style:style style:name="P4" style:family="paragraph" style:parent-style-name="Standard_20_gauche">
      <style:text-properties officeooo:rsid="001c5cac" officeooo:paragraph-rsid="001eb537"/>
    </style:style>
    <style:style style:name="P5" style:family="paragraph" style:parent-style-name="Standard_20_gauche">
      <style:text-properties officeooo:rsid="001eb537" officeooo:paragraph-rsid="001eb537"/>
    </style:style>
    <style:style style:name="P6" style:family="paragraph" style:parent-style-name="Standard_20_gauche">
      <style:text-properties officeooo:rsid="00169aa9" officeooo:paragraph-rsid="001eb537"/>
    </style:style>
    <style:style style:name="T1" style:family="text">
      <style:text-properties officeooo:rsid="00169aa9"/>
    </style:style>
    <style:style style:name="T2" style:family="text">
      <style:text-properties officeooo:rsid="0016b061"/>
    </style:style>
    <style:style style:name="T3" style:family="text">
      <style:text-properties officeooo:rsid="00171319"/>
    </style:style>
    <style:style style:name="T4" style:family="text">
      <style:text-properties officeooo:rsid="00192a79"/>
    </style:style>
    <style:style style:name="T5" style:family="text">
      <style:text-properties officeooo:rsid="001a97f7"/>
    </style:style>
    <style:style style:name="T6" style:family="text">
      <style:text-properties officeooo:rsid="001c5cac"/>
    </style:style>
    <style:style style:name="T7" style:family="text">
      <style:text-properties officeooo:rsid="001eb5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us irons de l'avant, inexorablement. Tout sera fait pour défendre le dividende absolu, l'intérêt de droit divin et la propriété naturelle. </text:span><text:span text:style-name="T2">Aussi simple que cela. Pour conserver </text:span><text:span text:style-name="T3">la liberté de l'aristocratie de l'argent, il faut détruire un peu près tout le reste. Ça finira en taches contre le mur, au fond de l'abîme. Peu importe. Avec courage, on ne lâchera rien.</text:span></text:p>
      <text:p text:style-name="P2"><text:span text:style-name="T4">Il y a urgence. Parce que c'est une évidence. Les exclus, les prolétaires, les migrants, les réfugiés, les jeunes, les vieux, les malades, ce troupeau </text:span><text:span text:style-name="T5">humain</text:span><text:span text:style-name="T4"> trop gras de tant de superflus, coûtent cher aux quelques dizaines de millions de véritables propriétaires, </text:span><text:span text:style-name="T5">l'Homme. Brûlez-les tous, le Capital en fera du savon.</text:span></text:p>
      <text:p text:style-name="P3"><text:span text:style-name="T5">Oui, il y a urgence. Urgence de pousser hors des traitements humains quelques milliers d'individus, parce qu'il faut faire peur au troupeau. Et quand le troupeau a peur, il acceptent mieux la réduction de son fourrage. Mesures d'urgences. Non remplacement des départs. </text:span><text:span text:style-name="T7">Déroutage des chômeurs sur les voies de garages sociales. </text:span><text:span text:style-name="T5">Recul de l'âge de la retraite. </text:span><text:span text:style-name="T7">Réduction des droits des invalides. </text:span><text:span text:style-name="T5">Non reconduction des conventions collectives. Ah, comme le partenariat social est beau. Presque autant que la guerre. </text:span><text:span text:style-name="T6">La liste des progrès de l'Homme sur l'humanité laborieuse est longue. Les politiques tapent du poing sur la table pour plus de réalisme, plus de pragmatisme, plus d'asservissement intériorisé, mais la tête haute, le torse bombé. Ah, comme la liberté individuelle est belle.</text:span></text:p>
      <text:p text:style-name="P4"/>
      <text:p text:style-name="P5">L'essentiel est de ne pas toucher aux droits du Capital. D'ailleurs, on ne le pourrait pas : loi de la nature.</text:p>
      <text:p text:style-name="P5"/>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contextual-spacing="false"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6">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text:title>blogiGor 06x : urgence</text:title><text:tab/><text:tab/><text:date style:data-style-name="N106" text:date-value="2012-11-21T06:34:31" text:fixed="true">mercredi 21 novembre 2012</text:date></text:p>
      </style:header>
      <style:footer>
        <text:p text:style-name="Footer"><text:initial-creato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06:34:31</meta:creation-date>
    <dc:title>blogiGor 06x : urgence</dc:title>
    <meta:editing-duration>PT6M53S</meta:editing-duration>
    <meta:editing-cycles>4</meta:editing-cycles>
    <meta:generator>LibreOffice/3.6$Linux_X86_64 LibreOffice_project/360m1$Build-3</meta:generator>
    <meta:keyword>blogiGor</meta:keyword>
    <meta:keyword>texte</meta:keyword>
    <meta:keyword>prose</meta:keyword>
    <meta:keyword>urgence</meta:keyword>
    <meta:keyword>politique</meta:keyword>
    <dc:date>2012-12-09T16:47:59</dc:date>
    <dc:description>texte pour l'instant abandonné</dc:description>
    <meta:document-statistic meta:table-count="0" meta:image-count="0" meta:object-count="0" meta:page-count="1" meta:paragraph-count="7" meta:word-count="264" meta:character-count="1635" meta:non-whitespace-character-count="1372"/>
    <meta:user-defined meta:name="Info 1"/>
    <meta:user-defined meta:name="Info 2"/>
    <meta:user-defined meta:name="Info 3"/>
    <meta:user-defined meta:name="Info 4"/>
  </office:meta>
</office:document-meta>
</file>